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vesh@Devesh:~/work$ ps aux --sort=-%mem | awk 'NR == 2{print $4}'</text:p>
      <text:p text:style-name="Standard">14.3</text:p>
      <text:p text:style-name="Standard">devesh@Devesh:~/work$ ps aux --sort=-%mem | awk 'NR == 2{print $2}'</text:p>
      <text:p text:style-name="Standard">3204</text:p>
      <text:p text:style-name="Standard">devesh@Devesh:~/work$ kill $(ps aux --sort=-%mem | awk 'NR == 2{print $2}')</text:p>
      <text:p text:style-name="Standard">devesh@Devesh:~/work$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1T15:24:23.971145115</meta:creation-date>
    <dc:date>2025-02-01T15:25:16.016182241</dc:date>
    <meta:editing-duration>PT53S</meta:editing-duration>
    <meta:editing-cycles>1</meta:editing-cycles>
    <meta:document-statistic meta:table-count="0" meta:image-count="0" meta:object-count="0" meta:page-count="1" meta:paragraph-count="6" meta:word-count="37" meta:character-count="239" meta:non-whitespace-character-count="210"/>
    <meta:generator>LibreOffice/7.3.7.2$Linux_X86_64 LibreOffice_project/30$Build-2</meta:generator>
  </office:meta>
</office:document-meta>
</file>